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fo:break-before="page" table:align="margins"/>
    </style:style>
    <style:style style:name="Tabla1.A" style:family="table-column">
      <style:table-column-properties style:column-width="15.101cm" style:rel-column-width="56262*"/>
    </style:style>
    <style:style style:name="Tabla1.B" style:family="table-column">
      <style:table-column-properties style:column-width="2.489cm" style:rel-column-width="9273*"/>
    </style:style>
    <style:style style:name="Tabla1.A1" style:family="table-cell">
      <style:table-cell-properties fo:padding="0.199cm" fo:border-left="none" fo:border-right="none" fo:border-top="none" fo:border-bottom="0.5pt solid #000000"/>
    </style:style>
    <style:style style:name="P1" style:family="paragraph" style:parent-style-name="Standard">
      <style:paragraph-properties fo:line-height="200%" fo:text-align="center" style:justify-single-word="false"/>
      <style:text-properties style:font-name="Calibri" fo:font-size="12pt" fo:language="es" fo:country="ES" officeooo:paragraph-rsid="0010b936" style:font-size-asian="12pt" style:font-size-complex="12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Calibri" fo:font-size="20pt" fo:language="es" fo:country="ES" officeooo:paragraph-rsid="0010b936" style:font-size-asian="20pt" style:font-size-complex="20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Calibri" fo:font-size="20pt" fo:language="es" fo:country="ES" officeooo:rsid="0010b936" officeooo:paragraph-rsid="0010b936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2pt" officeooo:rsid="00115530" officeooo:paragraph-rsid="00115530" style:font-size-asian="12pt" style:font-size-complex="12pt"/>
    </style:style>
    <style:style style:name="P6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Calibri" fo:font-size="12pt" officeooo:rsid="0011b560" officeooo:paragraph-rsid="0011b560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Calibri" fo:font-size="12pt" fo:language="es" fo:country="ES" officeooo:paragraph-rsid="0010b936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style:font-name="Calibri" fo:font-size="12pt" fo:language="es" fo:country="ES" officeooo:rsid="0012a098" officeooo:paragraph-rsid="0012a098" style:font-size-asian="12pt" style:font-size-complex="12pt"/>
    </style:style>
    <style:style style:name="P9" style:family="paragraph" style:parent-style-name="Standard">
      <style:paragraph-properties fo:line-height="200%" fo:text-align="start" style:justify-single-word="false" fo:break-before="page"/>
      <style:text-properties style:font-name="Calibri" fo:font-size="12pt" fo:language="es" fo:country="ES" officeooo:rsid="0012a098" officeooo:paragraph-rsid="0012a09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Proyecto uso y manejo del software de ofimática </text:p>
      <text:p text:style-name="P1">Nombre completo </text:p>
      <text:p text:style-name="P1">Número de estudiante</text:p>
      <text:p text:style-name="P1">Concentración <text:s/></text:p>
      <text:p text:style-name="P1">Nombre de la Universidad <text:s text:c="2"/></text:p>
      <text:p text:style-name="P1">Nombre del profesor </text:p>
      <text:p text:style-name="P1">Materia</text:p>
      <text:p text:style-name="P1"/>
      <table:table table:name="Tabla1" table:style-name="Tabla1">
        <table:table-column table:style-name="Tabla1.A"/>
        <table:table-column table:style-name="Tabla1.B"/>
        <table:table-row table:style-name="TableLine94768794220336">
          <table:table-cell table:style-name="Tabla1.A1" table:number-columns-spanned="2" office:value-type="string">
            <text:p text:style-name="P6">Tabla de contenido </text:p>
          </table:table-cell>
          <table:covered-table-cell/>
        </table:table-row>
        <table:table-row table:style-name="TableLine94768794860336">
          <table:table-cell table:style-name="Tabla1.A1" office:value-type="string">
            <text:p text:style-name="P5">Introducción </text:p>
          </table:table-cell>
          <table:table-cell table:style-name="Tabla1.A1" office:value-type="string">
            <text:p text:style-name="P4"/>
          </table:table-cell>
        </table:table-row>
        <table:table-row table:style-name="TableLine140572937429152">
          <table:table-cell table:style-name="Tabla1.A1" office:value-type="string">
            <text:p text:style-name="P5">Discusión </text:p>
          </table:table-cell>
          <table:table-cell table:style-name="Tabla1.A1" office:value-type="string">
            <text:p text:style-name="P4"/>
          </table:table-cell>
        </table:table-row>
        <table:table-row table:style-name="TableLine94768794861440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94768794859808">
          <table:table-cell table:style-name="Tabla1.A1" office:value-type="string">
            <text:p text:style-name="P5">Referencia</text:p>
          </table:table-cell>
          <table:table-cell table:style-name="Tabla1.A1" office:value-type="string">
            <text:p text:style-name="P4"/>
          </table:table-cell>
        </table:table-row>
        <table:table-row table:style-name="TableLine94768794916864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7"/>
      <text:p text:style-name="P9">Introducción </text:p>
      <text:p text:style-name="P8">Generar HTML a partir de un documento que se realizó inicialmente es posible gracia a que el paquete de ofimática permite cambiar <text:s/>a <text:s/>formatos diferentes <text:s/>y no es necesario guardar en formato original. Estos cambios se realizan usando como base los dos proyectos anteriores. Además veremos las modificaciones dentro del maquetado generado para adaptar todo el contenido a cualquier dispositivo que posea un navegador web sin importar el tamaño del dispositivo que lo ejecu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1" meta:image-count="0" meta:object-count="0" meta:page-count="3" meta:paragraph-count="13" meta:word-count="103" meta:character-count="693" meta:non-whitespace-character-count="588"/>
  </office:meta>
</office:document-meta>
</file>